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ed66"/>
    </style:style>
    <style:style style:name="P2" style:family="paragraph" style:parent-style-name="Standard">
      <style:text-properties officeooo:paragraph-rsid="00160298"/>
    </style:style>
    <style:style style:name="P3" style:family="paragraph" style:parent-style-name="Standard">
      <style:text-properties officeooo:rsid="0016b37d" officeooo:paragraph-rsid="0016b37d"/>
    </style:style>
    <style:style style:name="P4" style:family="paragraph" style:parent-style-name="Standard">
      <style:text-properties officeooo:rsid="0016b37d" officeooo:paragraph-rsid="00195b8f"/>
    </style:style>
    <style:style style:name="P5" style:family="paragraph" style:parent-style-name="Standard">
      <style:text-properties officeooo:rsid="00195b8f" officeooo:paragraph-rsid="00195b8f"/>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c4fb" officeooo:paragraph-rsid="000eed66"/>
    </style:style>
    <style:style style:name="P7" style:family="paragraph" style:parent-style-name="Standard">
      <style:text-properties officeooo:rsid="001bc17c" officeooo:paragraph-rsid="001bc17c"/>
    </style:style>
    <style:style style:name="P8" style:family="paragraph" style:parent-style-name="Standard">
      <style:text-properties officeooo:rsid="002b2329" officeooo:paragraph-rsid="002b2329"/>
    </style:style>
    <style:style style:name="P9" style:family="paragraph" style:parent-style-name="Standard">
      <style:text-properties officeooo:paragraph-rsid="000eed66"/>
    </style:style>
    <style:style style:name="P10" style:family="paragraph" style:parent-style-name="Standard">
      <style:text-properties officeooo:paragraph-rsid="003156c1"/>
    </style:style>
    <style:style style:name="P11" style:family="paragraph" style:parent-style-name="Text_20_body" style:list-style-name="L2"/>
    <style:style style:name="P12" style:family="paragraph" style:parent-style-name="Text_20_body" style:list-style-name="L1">
      <style:paragraph-properties fo:margin-top="0in" fo:margin-bottom="0in" loext:contextual-spacing="false"/>
    </style:style>
    <style:style style:name="T1" style:family="text">
      <style:text-properties officeooo:rsid="0005ac8c"/>
    </style:style>
    <style:style style:name="T2" style:family="text">
      <style:text-properties officeooo:rsid="00072baf"/>
    </style:style>
    <style:style style:name="T3" style:family="text">
      <style:text-properties officeooo:rsid="000d21cf"/>
    </style:style>
    <style:style style:name="T4" style:family="text">
      <style:text-properties fo:font-variant="normal" fo:text-transform="none" fo:color="#000000" style:font-name="Liberation Serif" fo:font-size="12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normal" officeooo:rsid="00111a11"/>
    </style:style>
    <style:style style:name="T6" style:family="text">
      <style:text-properties fo:font-variant="normal" fo:text-transform="none" fo:color="#000000" style:font-name="Liberation Serif" fo:font-size="12pt" fo:letter-spacing="normal" fo:font-style="normal" fo:font-weight="normal" officeooo:rsid="0011c4fb"/>
    </style:style>
    <style:style style:name="T7" style:family="text">
      <style:text-properties fo:font-variant="normal" fo:text-transform="none" fo:color="#000000" style:font-name="Liberation Serif" fo:font-size="12pt" fo:letter-spacing="normal" fo:font-style="normal" fo:font-weight="normal" officeooo:rsid="002e0edc"/>
    </style:style>
    <style:style style:name="T8" style:family="text">
      <style:text-properties fo:font-variant="normal" fo:text-transform="none" fo:color="#000000" style:font-name="Liberation Serif" fo:font-size="12pt" fo:letter-spacing="normal" fo:font-style="normal" fo:font-weight="normal" officeooo:rsid="003156c1"/>
    </style:style>
    <style:style style:name="T9" style:family="text">
      <style:text-properties officeooo:rsid="000eed66"/>
    </style:style>
    <style:style style:name="T10" style:family="text">
      <style:text-properties style:font-name="Liberation Serif"/>
    </style:style>
    <style:style style:name="T11" style:family="text">
      <style:text-properties officeooo:rsid="0016b37d"/>
    </style:style>
    <style:style style:name="T12" style:family="text">
      <style:text-properties officeooo:rsid="001848bd"/>
    </style:style>
    <style:style style:name="T13" style:family="text">
      <style:text-properties officeooo:rsid="00195b8f"/>
    </style:style>
    <style:style style:name="T14" style:family="text">
      <style:text-properties officeooo:rsid="001c500d"/>
    </style:style>
    <style:style style:name="T15" style:family="text">
      <style:text-properties officeooo:rsid="0024d6bc"/>
    </style:style>
    <style:style style:name="T16" style:family="text">
      <style:text-properties officeooo:rsid="0024f830"/>
    </style:style>
    <style:style style:name="T17" style:family="text">
      <style:text-properties officeooo:rsid="0027ea22"/>
    </style:style>
    <style:style style:name="T18" style:family="text">
      <style:text-properties officeooo:rsid="002b2329"/>
    </style:style>
    <style:style style:name="T19" style:family="text">
      <style:text-properties officeooo:rsid="002b6bf6"/>
    </style:style>
    <style:style style:name="T20" style:family="text">
      <style:text-properties officeooo:rsid="0032cce4"/>
    </style:style>
    <style:style style:name="T21" style:family="text">
      <style:text-properties officeooo:rsid="0034a1d9"/>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xin chào a chị, e xin tự giới thiệu e là Dũng, hiện đang là devops engineer của kiotviet</text:p>
      <text:p text:style-name="Standard">e đã có hơn <text:span text:style-name="T1">1 năm kinh nghiệm làm cloud engineer của fsoft cho dự án AIA với khách hàng là DNA, châu á. Đảm nhận vai trì operat</text:span><text:span text:style-name="T2">or cloud AKS, nhận xử lý ticket qua email, qua snow service tuân thủ theo tiêu chuẩn</text:span> SLA ," đảm bảo rằng các ticket được giải quyết trong thời gian cam kết. “ Xử lý liên quan đến quản lý domain dns, domain của k8s, quản lý hạ tầng AKS với vai trò là admin, phối hợp vs khách hàng fix lỗi khi có sự cố, xây dựng, nâng cấp hạ tầng AKS, phân quyền,..</text:p>
      <text:p text:style-name="Standard"/>
      <text:p text:style-name="Standard">Sau đó e sang kiot<text:span text:style-name="T3">viet làm devops khoảng 2 năm. làm devops in team, đảm nhận vai trò xây dựng hạ tầng service, hạ tầng micro service chạy trên k</text:span><text:span text:style-name="T15">8s</text:span><text:span text:style-name="T3">: cài đặt và cấu hình các vm service như DB mongo, mysql, rồi là kafka redis, xây dựng CI-CD cho team phát triển, hạ tầng monitor, logs, alert. Sau đó thì chuyển sang làm tối ưu, cùng phối hợp các team dev đưa ra các giải pháp xây dụng micro service </text:span><text:span text:style-name="T16">1 cách tối ưu, tăng perform, tăng hiệu xuất, <text:s/>giảm tgian xử lý, phát triển sản phẩm được tốt nhất.</text:span></text:p>
      <text:p text:style-name="P10"><text:span text:style-name="T9">Sau đó thì team devops in team và team system gộp vào, phát triển theo hướng platform, </text:span><text:span text:style-name="T4">một mô hình mới trong việc chuẩn hoá thiết kế và xây dựng chuỗi công cụ (toolchains) cũng như workflow để mang lại khả năng tự phục vụ (self-service) trong các doanh</text:span><text:span text:style-name="T10"><text:line-break/></text:span><text:span text:style-name="T4">nghiệp phần mềm, sau khi gộp và </text:span><text:span text:style-name="T5"><text:s/>phối hợp vs team system thì cũng để bọn e quy hoạch lại hạ tầng, quy hoạch lại tài nguyên như xây dựng hạ tầng k8s multi cluster cho tất cả các team, , xây dựng bộ CI-CD chung cho các team, dùng chung các addon, chung hạ tầng sre nhằm làm j, xây dựng hạ tầng container hóa, tối ưu tài nguyên, mà lại dễ quản lý, <text:tab/></text:span></text:p>
      <text:p text:style-name="P10"><text:span text:style-name="T5">Sau đó tập trung xây dựng hạ tầng đảm bảo tính HA cho các tính, đảm bảo tính bảo mật, phân quyền rõ ràng cho team dev, </text:span><text:span text:style-name="T6">Đảm bảo hạ tầng có thể chống được tấn công DDOS, rồi có thể khôi phục lại hạ tầng khi bị tấn công ran samware </text:span><text:span text:style-name="T7">1 cách nhanh nhất</text:span></text:p>
      <text:p text:style-name="P10"><text:span text:style-name="T7"/></text:p>
      <text:p text:style-name="P10"><text:span text:style-name="T5">vì mô hình bọn e xây dựng theo hướng gitops, infratructure as code, <text:s/>quản lý tất cả các cấu hình, ng dùng, quyền, triển khai các addon service, platform server cũng sẽ là quy trình gitop CI-CD trên git. cái lợi là dễ dàng quản lý, triển khai cấu hình nhanh, rõ ràng, backup, khôi phục nhanh khi xảy ra lỗi.</text:span></text:p>
      <text:p text:style-name="P1"><text:span text:style-name="T6">cho nên việc khôi phục lại hạ tầng khi rủi ro xảy ra khi bị tấn công ran samware mà ko thể giải mã được thì sẽ deploy lại hạ tầng service mới, cái chính là đảm bảo đươc dữ liệu git, dữ liệu DB vẫn còn vì bên e chạy </text:span><text:span text:style-name="T8">trên 2 data center</text:span></text:p>
      <text:p text:style-name="P1"><text:span text:style-name="T7"/></text:p>
      <text:p text:style-name="P1"><text:span text:style-name="T6"/></text:p>
      <text:p text:style-name="P6">Ngoài ra cũng support các team dev đưa giải pháp, chuẩn hóa lại service <text:span text:style-name="T17">(như việc connect sử dụng DB) hay bảo mật, chống tấn công (DDOS) rồi là các công cụ mới hỗ trợ các nghiệp vụ khác nhau (HA, opentelemitry), các công cụ monitor, kafka-ui </text:span></text:p>
      <text:p text:style-name="Standard"/>
      <text:p text:style-name="Standard">Ngoài ra cái điều e cảm thấy mình làm được, cái đóng góp tốt nhất cho team sản phẩm là tối ưu được perform <text:span text:style-name="T20">1 số service mico service về khoản xử lý message queue từ </text:span><text:span text:style-name="T21">3000 mess/1phut xử lý được 1k failed 500 do timeout xuống còn xử lý đk 4k, và failed 1 của thằng laravel</text:span></text:p>
      <text:p text:style-name="Standard">còn kafka thì ….</text:p>
      <text:p text:style-name="Standard"/>
      <text:p text:style-name="Standard">các addon là gì</text:p>
      <text:p text:style-name="Standard">Haproxy, nginx ingress, vault, kafka-ui, openteletmitry, consul, minio,…</text:p>
      <text:p text:style-name="P2">các sre là gì</text:p>
      <text:p text:style-name="Standard">thì grafana, prometheus, alertmanaager, các công cụ montior, elasticsearch</text:p>
      <text:p text:style-name="Standard"/>
      <text:p text:style-name="Standard">tối ưu code, tối ưu hạ tầng k8s ?</text:p>
      <text:p text:style-name="Standard">bản chất hạ tầng chạy micro service là các service được tách nhỏ ra, các service mỗi thằng <text:span text:style-name="T11">1 nhiệm vụ, đa phần sẽ chỉ chạy 1 tiến trình nên ko thể sử dụng nhiều tài nguyên trong 1 service được</text:span></text:p>
      <text:p text:style-name="P3">=&gt; vì vậy trong tgian hỗ trợ đội ngũ phát triển, làm việc chung với dev e đã góp phần đưa ra 1 số giải pháp để tối ưu tài nguyên sử dụng mà lại cải thiện được perform</text:p>
      <text:p text:style-name="P3"><text:soft-page-break/></text:p>
      <text:p text:style-name="P4">tối ưu laravel</text:p>
      <text:p text:style-name="P3">VD: ngày trước e đã đưa giải pháp tối ưu 1 service cho team dev chạy php laravel, nó có nhiệm vụ là xử lý message queue, hứng request, message nhận mỗi phút khoảng 3000 message/phút nhưng message được xử lý có 1000, failed 500, mà tài nguyên sử dụng mỗi pod lại lên tới cả <text:span text:style-name="T12">2G, request xử lý chậm</text:span></text:p>
      <text:p text:style-name="Standard">đầu tiên mình sẽ check logs, check pod, check tiến trình xử dụng thì e thấy, message ko nhiều những tải hệ thống cao, e check tiến trình trong <text:span text:style-name="T13">1 con pod rất nhiều, nên mỗi lần init container hay chạy ko, số lượng process nhiều làm tải cao, ram cpu cao, nhưng hiệu suất lại ko tăng</text:span></text:p>
      <text:p text:style-name="Standard">thay vào đó e đưa ra giải pháp là tách từng queue ra thành từng service riêng, đóng vai trò mỗi queue làm <text:span text:style-name="T13">1 nhiệm vụ, số lượng max process nhỏ thôi, con hứng request tách riêng.</text:span></text:p>
      <text:p text:style-name="Standard">và thế là vấn đề perform, tài nguyên đươc xử lý</text:p>
      <text:p text:style-name="Standard"/>
      <text:p text:style-name="Standard"/>
      <text:p text:style-name="P5"># còn lỗi xử lý đến kafka</text:p>
      <text:p text:style-name="Standard">khi sử dụng kafka cho luồng xử lý message, e thấy ae dev cấu hình producer hay consumer cũng chỉ push message vào, ko design được số lượng partition bao nhiêu là hợp lý, ko biết chia đều các message ra các partition, nên message ko đều →<text:span text:style-name="T18"> thằng partition có nhiều message, thằng ko → consumer thằng xử lý nhiều, thăng xử lý ít, còn có thằng ko xử lý → việc scale service là ko có tác dụng → consumer xử lý chậm mặc dù consumer có tăng lên</text:span></text:p>
      <text:p text:style-name="P8">=&gt; giải pháp: producer chia đều message sang các partition</text:p>
      <text:p text:style-name="P8">- số lượng consumer = partition là hợp lý nhất</text:p>
      <text:p text:style-name="P8">- giảm message size parittion</text:p>
      <text:p text:style-name="P8">- nếu consumer xử lý chậm thì =&gt; tăng tgian timeout, giảm số lượng pull record của consumer để tránh lỗi crash pod, lỗi rebalance liên tục</text:p>
      <text:p text:style-name="P8"/>
      <text:p text:style-name="P8">Vì e đã gặp rồi, size mỗi partition <text:s/>để <text:span text:style-name="T19">100MB, xog message cứ dồn vào 1 partition, xog consumer cứ consumer partition đó thì cứ lăn ra chết, thằng nào consumer là thằng đó chết</text:span></text:p>
      <text:p text:style-name="P8">nên cấu hình ở đầu app, đầu consumer producer chứ đầu hạ tầng cứ ko thể config theo hết app dk thì lúc thằng này lúc thàng kia</text:p>
      <text:p text:style-name="Standard"/>
      <text:p text:style-name="Standard">lỗi full disk k8s =&gt; logrotate</text:p>
      <text:p text:style-name="Standard">do logs app ko r</text:p>
      <text:p text:style-name="Standard"/>
      <text:p text:style-name="Standard">lỗi Ha</text:p>
      <text:p text:style-name="Standard">lỗi debezium</text:p>
      <text:p text:style-name="Standard"/>
      <text:p text:style-name="Standard">hỏi về VM: các vấn đề monitor VM</text:p>
      <text:p text:style-name="Standard">- monitor VM thì a hỏi là dùng j để monitor hay monitor chỉ số j của VM</text:p>
      <text:p text:style-name="Standard">e thì monitor VM chỉ monitor RAM-CPU, io, network tiêu thụ, up down</text:p>
      <text:p text:style-name="Standard">- còn muốn monitor để chống tấn công ý thì phải hiểu các phương thức tấn công là j</text:p>
      <text:p text:style-name="Standard">- VD đa phần tấn công DDOS thì tấn công mạng network, monitor network lớp 4</text:p>
      <text:p text:style-name="Standard"/>
      <text:p text:style-name="Standard">-git, gitlinit</text:p>
      <text:p text:style-name="Standard"><text:s/>so sánh docker vs vm</text:p>
      <text:list xml:id="list4239761825" text:style-name="L1">
        <text:list-item>
          <text:p text:style-name="P12"><text:span text:style-name="Strong_20_Emphasis">Docker</text:span>: Docker là một công nghệ container, sử dụng ảo hóa ở mức hệ điều hành. Nó cho phép nhiều container chia sẻ cùng một nhân (kernel) của hệ điều hành nhưng vẫn có môi trường riêng biệt cho các ứng dụng. Container chạy trực tiếp trên hệ điều hành chủ mà không cần một hệ điều hành đầy đủ như máy ảo.</text:p>
        </text:list-item>
      </text:list>
      <text:list xml:id="list3939663832" text:style-name="L2">
        <text:list-item>
          <text:p text:style-name="P11"><text:soft-page-break/><text:span text:style-name="Strong_20_Emphasis">Máy ảo (VM)</text:span>: VM sử dụng ảo hóa phần cứng, mỗi VM chạy trên một hệ điều hành đầy đủ và ảo hóa toàn bộ tài nguyên phần cứng. Mỗi VM bao gồm một hệ điều hành khách (guest OS) chạy trên một hypervisor nằm trên hệ điều hành chủ hoặc trực tiếp trên phần cứng.</text:p>
        </text:list-item>
      </text:list>
      <text:p text:style-name="Standard"><text:span text:style-name="Strong_20_Emphasis">Docker</text:span>: Docker nhẹ hơn vì không cần ảo hóa toàn bộ hệ điều hành, Các container của Docker dễ dàng di chuyển giữa các môi trường khác nhau mà không cần thay đổi cấu hình</text:p>
      <text:p text:style-name="Standard"><text:span text:style-name="Strong_20_Emphasis">Máy ảo (VM)</text:span>: VM nặng hơn vì mỗi VM cần một hệ điều hành đầy đủ</text:p>
      <text:p text:style-name="Standard"/>
      <text:p text:style-name="P7">Tại sao cần cấu hình HA cho ingress type node_port</text:p>
      <text:p text:style-name="P7">Vi mô hình nếu như ko cần tính HA thì ta cấu hình thằng ingress loadbalancer cho client trỏ vào</text:p>
      <text:p text:style-name="P7">Nhưng để đảm bảo tính High avality, thì ta cần <text:span text:style-name="T14">1 con HAproxy đằng trước, cấu hình keepalive ít nhất 2 con, active, standby, sau đó thì trỏ vào ingress, nhưng ingress LB cũng ko đk vì cũng ko có tính HA cho con ingress nên là trỏ theo dạng node_port</text:span></text:p>
      <text:p text:style-name="P7"/>
      <text:p text:style-name="P7">Monitor VM:</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6T22:58:59.138009982</meta:creation-date>
    <dc:date>2024-06-18T23:41:59.017985306</dc:date>
    <meta:editing-duration>PT7H47M7S</meta:editing-duration>
    <meta:editing-cycles>32</meta:editing-cycles>
    <meta:generator>LibreOffice/6.4.7.2$Linux_X86_64 LibreOffice_project/40$Build-2</meta:generator>
    <meta:document-statistic meta:table-count="0" meta:image-count="0" meta:object-count="0" meta:page-count="3" meta:paragraph-count="49" meta:word-count="1476" meta:character-count="6997" meta:non-whitespace-character-count="5564"/>
  </office:meta>
</office:document-meta>
</file>